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77.95pt"/>
    </style:style>
    <style:style style:name="co14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4.15pt"/>
    </style:style>
    <style:style style:name="co5" style:family="table-column">
      <style:table-column-properties fo:break-before="auto" style:column-width="17.21pt"/>
    </style:style>
    <style:style style:name="co15" style:family="table-column">
      <style:table-column-properties fo:break-before="auto" style:column-width="16.44pt"/>
    </style:style>
    <style:style style:name="co16" style:family="table-column">
      <style:table-column-properties fo:break-before="auto" style:column-width="19.56pt"/>
    </style:style>
    <style:style style:name="co9" style:family="table-column">
      <style:table-column-properties fo:break-before="auto" style:column-width="22.59pt"/>
    </style:style>
    <style:style style:name="co12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92.61pt"/>
    </style:style>
    <style:style style:name="co18" style:family="table-column">
      <style:table-column-properties fo:break-before="auto" style:column-width="34.7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24.69pt"/>
    </style:style>
    <style:style style:name="co21" style:family="table-column">
      <style:table-column-properties fo:break-before="auto" style:column-width="19.25pt"/>
    </style:style>
    <style:style style:name="co22" style:family="table-column">
      <style:table-column-properties fo:break-before="auto" style:column-width="67.15pt"/>
    </style:style>
    <style:style style:name="co23" style:family="table-column">
      <style:table-column-properties fo:break-before="auto" style:column-width="94.96pt"/>
    </style:style>
    <style:style style:name="co24" style:family="table-column">
      <style:table-column-properties fo:break-before="auto" style:column-width="250.1pt"/>
    </style:style>
    <style:style style:name="co25" style:family="table-column">
      <style:table-column-properties fo:break-before="auto" style:column-width="115pt"/>
    </style:style>
    <style:style style:name="co26" style:family="table-column">
      <style:table-column-properties fo:break-before="auto" style:column-width="126.6pt"/>
    </style:style>
    <style:style style:name="co27" style:family="table-column">
      <style:table-column-properties fo:break-before="auto" style:column-width="84.1pt"/>
    </style:style>
    <style:style style:name="co28" style:family="table-column">
      <style:table-column-properties fo:break-before="auto" style:column-width="36.26pt"/>
    </style:style>
    <style:style style:name="co29" style:family="table-column">
      <style:table-column-properties fo:break-before="auto" style:column-width="25.46pt"/>
    </style:style>
    <style:style style:name="co30" style:family="table-column">
      <style:table-column-properties fo:break-before="auto" style:column-width="16.21pt"/>
    </style:style>
    <style:style style:name="co31" style:family="table-column">
      <style:table-column-properties fo:break-before="auto" style:column-width="20.81pt"/>
    </style:style>
    <style:style style:name="co32" style:family="table-column">
      <style:table-column-properties fo:break-before="auto" style:column-width="21.6pt"/>
    </style:style>
    <style:style style:name="co33" style:family="table-column">
      <style:table-column-properties fo:break-before="auto" style:column-width="37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5.19pt" fo:break-before="auto" style:use-optimal-row-height="true"/>
    </style:style>
    <style:style style:name="ro3" style:family="table-row">
      <style:table-row-properties style:row-height="73.11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19.39pt" fo:break-before="auto" style:use-optimal-row-height="true"/>
    </style:style>
    <style:style style:name="ro7" style:family="table-row">
      <style:table-row-properties style:row-height="37.3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6pt solid #000000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8pt" style:font-size-asian="8pt" style:font-size-complex="8pt"/>
    </style:style>
    <style:style style:name="ce21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8pt" style:font-size-asian="8pt" style:font-size-complex="8pt"/>
    </style:style>
    <style:style style:name="ce48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4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</style:style>
    <style:style style:name="ce50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order="0.06pt solid #000000" style:vertical-align="middle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bottom"/>
      <style:paragraph-properties fo:text-align="center" fo:margin-left="0pt"/>
      <style:text-properties style:font-name="OpenSymbol" fo:font-size="12pt" style:font-name-asian="OpenSymbol" style:font-size-asian="12pt" style:font-name-complex="OpenSymbol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pt"/>
      <style:text-properties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pt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 fo:margin-left="0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/>
      <style:text-properties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06" style:family="table-cell" style:parent-style-name="Default">
      <style:table-cell-properties fo:border-bottom="0.06pt solid #000000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8pt" style:font-size-asian="8pt" style:font-size-complex="8pt"/>
    </style:style>
    <style:style style:name="ce112" style:family="table-cell" style:parent-style-name="Default">
      <style:text-properties fo:font-size="8pt" style:font-size-asian="8pt" style:font-size-complex="8pt"/>
    </style:style>
    <style:style style:name="ce113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Unit descriptions'.$A$2:$'Unit descriptions'.$A$299])" table:allow-empty-cell="false" table:display-list="unsorted" table:base-cell-address="'Data cards'.A3">
          <table:error-message table:message-type="stop" table:display="true"/>
        </table:content-validation>
        <table:content-validation table:name="val2" table:condition="of:cell-content-is-in-list([$Weapons.$A$2:.$A$300])" table:allow-empty-cell="true" table:display-list="unsorted" table:base-cell-address="'Data cards'.A5">
          <table:error-message table:message-type="stop" table:display="true"/>
        </table:content-validation>
        <table:content-validation table:name="val3" table:condition="of:cell-content-is-in-list([$Weapons.$A$2:.$A$300])" table:allow-empty-cell="true" table:display-list="unsorted" table:base-cell-address="'Data cards'.A6">
          <table:error-message table:message-type="stop" table:display="true"/>
        </table:content-validation>
        <table:content-validation table:name="val4" table:condition="of:cell-content-is-in-list([$Abilities.$A$2:.$A$300])" table:allow-empty-cell="true" table:display-list="unsorted" table:base-cell-address="'Data cards'.A8">
          <table:error-message table:message-type="stop" table:display="true"/>
        </table:content-validation>
        <table:content-validation table:name="val5" table:condition="of:cell-content-is-in-list([$Specialism.$A$2:.$A$30])" table:allow-empty-cell="true" table:display-list="unsorted" table:base-cell-address="'Data cards'.B10">
          <table:error-message table:message-type="stop" table:display="true"/>
        </table:content-validation>
        <table:content-validation table:name="val6" table:condition="of:cell-content-is-in-list([$Demeanour.$A$2:.$A$299])" table:allow-empty-cell="true" table:display-list="unsorted" table:base-cell-address="'Data cards'.H10">
          <table:error-message table:message-type="stop" table:display="true"/>
        </table:content-validation>
      </table:content-validations>
      <table:table table:name="Data car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7" table:default-cell-style-name="ce50"/>
        <table:table-column table:style-name="co28" table:default-cell-style-name="Default"/>
        <table:table-column table:style-name="co3" table:default-cell-style-name="Default"/>
        <table:table-column table:style-name="co4" table:default-cell-style-name="ce50"/>
        <table:table-column table:style-name="co5" table:default-cell-style-name="ce50"/>
        <table:table-column table:style-name="co29" table:default-cell-style-name="Default"/>
        <table:table-column table:style-name="co30" table:default-cell-style-name="ce72"/>
        <table:table-column table:style-name="co5" table:default-cell-style-name="ce72"/>
        <table:table-column table:style-name="co31" table:default-cell-style-name="ce86"/>
        <table:table-column table:style-name="co9" table:default-cell-style-name="ce64"/>
        <table:table-column table:style-name="co32" table:default-cell-style-name="ce64"/>
        <table:table-column table:style-name="co33" table:default-cell-style-name="Default"/>
        <table:table-column table:style-name="co27" table:default-cell-style-name="ce50"/>
        <table:table-column table:style-name="co28" table:default-cell-style-name="Default"/>
        <table:table-column table:style-name="co3" table:default-cell-style-name="Default"/>
        <table:table-column table:style-name="co4" table:default-cell-style-name="ce50"/>
        <table:table-column table:style-name="co5" table:default-cell-style-name="ce50"/>
        <table:table-column table:style-name="co29" table:default-cell-style-name="Default"/>
        <table:table-column table:style-name="co30" table:default-cell-style-name="ce72"/>
        <table:table-column table:style-name="co5" table:default-cell-style-name="ce72"/>
        <table:table-column table:style-name="co31" table:default-cell-style-name="ce86"/>
        <table:table-column table:style-name="co9" table:default-cell-style-name="ce64"/>
        <table:table-column table:style-name="co32" table:default-cell-style-name="ce64"/>
        <table:table-column table:style-name="co3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ce32" table:formula="of:=SUM([.L3:.L13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97"/>
          <table:table-cell/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ce32" table:formula="of:=SUM([.X3:.X13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97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ce1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98" office:value-type="string" calcext:value-type="string">
            <text:p>Points</text:p>
          </table:table-cell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ce1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98" office:value-type="string" calcext:value-type="string">
            <text:p>Points</text:p>
          </table:table-cell>
        </table:table-row>
        <table:table-row table:style-name="ro1">
          <table:table-cell table:style-name="ce3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11"/>
          <table:table-cell table:style-name="ce62" table:formula="of:=VLOOKUP([.A3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A3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A3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A3];[$'Unit descriptions'.$A$2:$'Unit descriptions'.$K$299];5;0)" office:value-type="float" office:value="4" calcext:value-type="float">
            <text:p>4</text:p>
          </table:table-cell>
          <table:table-cell table:style-name="ce69" table:formula="of:=VLOOKUP([.A3];[$'Unit descriptions'.$A$2:$'Unit descriptions'.$K$299];6;0)" office:value-type="float" office:value="4" calcext:value-type="float">
            <text:p>4</text:p>
          </table:table-cell>
          <table:table-cell table:style-name="ce69" table:formula="of:=VLOOKUP([.A3];[$'Unit descriptions'.$A$2:$'Unit descriptions'.$K$299];7;0)" office:value-type="float" office:value="1" calcext:value-type="float">
            <text:p>1</text:p>
          </table:table-cell>
          <table:table-cell table:style-name="ce69" table:formula="of:=VLOOKUP([.A3];[$'Unit descriptions'.$A$2:$'Unit descriptions'.$K$299];8;0)" office:value-type="float" office:value="3" calcext:value-type="float">
            <text:p>3</text:p>
          </table:table-cell>
          <table:table-cell table:style-name="ce69" table:formula="of:=VLOOKUP([.A3];[$'Unit descriptions'.$A$2:$'Unit descriptions'.$K$299];9;0)" office:value-type="float" office:value="9" calcext:value-type="float">
            <text:p>9</text:p>
          </table:table-cell>
          <table:table-cell table:style-name="ce62" table:formula="of:=VLOOKUP([.A3];[$'Unit descriptions'.$A$2:$'Unit descriptions'.$K$299];10;0)" office:value-type="string" office:string-value="4+" calcext:value-type="string">
            <text:p>4+</text:p>
          </table:table-cell>
          <table:table-cell table:style-name="ce99" table:formula="of:=VLOOKUP([.A3];[$'Unit descriptions'.$A$2:$'Unit descriptions'.$K$299];11;0)" office:value-type="float" office:value="11" calcext:value-type="float">
            <text:p>11</text:p>
          </table:table-cell>
          <table:table-cell table:style-name="ce3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11"/>
          <table:table-cell table:style-name="ce62" table:formula="of:=VLOOKUP([.M3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M3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M3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M3];[$'Unit descriptions'.$A$2:$'Unit descriptions'.$K$299];5;0)" office:value-type="float" office:value="4" calcext:value-type="float">
            <text:p>4</text:p>
          </table:table-cell>
          <table:table-cell table:style-name="ce69" table:formula="of:=VLOOKUP([.M3];[$'Unit descriptions'.$A$2:$'Unit descriptions'.$K$299];6;0)" office:value-type="float" office:value="4" calcext:value-type="float">
            <text:p>4</text:p>
          </table:table-cell>
          <table:table-cell table:style-name="ce69" table:formula="of:=VLOOKUP([.M3];[$'Unit descriptions'.$A$2:$'Unit descriptions'.$K$299];7;0)" office:value-type="float" office:value="1" calcext:value-type="float">
            <text:p>1</text:p>
          </table:table-cell>
          <table:table-cell table:style-name="ce69" table:formula="of:=VLOOKUP([.M3];[$'Unit descriptions'.$A$2:$'Unit descriptions'.$K$299];8;0)" office:value-type="float" office:value="3" calcext:value-type="float">
            <text:p>3</text:p>
          </table:table-cell>
          <table:table-cell table:style-name="ce69" table:formula="of:=VLOOKUP([.M3];[$'Unit descriptions'.$A$2:$'Unit descriptions'.$K$299];9;0)" office:value-type="float" office:value="9" calcext:value-type="float">
            <text:p>9</text:p>
          </table:table-cell>
          <table:table-cell table:style-name="ce62" table:formula="of:=VLOOKUP([.M3];[$'Unit descriptions'.$A$2:$'Unit descriptions'.$K$299];10;0)" office:value-type="string" office:string-value="4+" calcext:value-type="string">
            <text:p>4+</text:p>
          </table:table-cell>
          <table:table-cell table:style-name="ce99" table:formula="of:=VLOOKUP([.M3];[$'Unit descriptions'.$A$2:$'Unit descriptions'.$K$299];11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table:style-name="ce50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50"/>
          <table:table-cell table:style-name="ce43"/>
          <table:table-cell office:value-type="string" calcext:value-type="string">
            <text:p>Weapon</text:p>
          </table:table-cell>
          <table:table-cell table:style-name="ce50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50"/>
          <table:table-cell table:style-name="ce43"/>
        </table:table-row>
        <table:table-row table:style-name="ro2">
          <table:table-cell table:style-name="ce52" table:content-validation-name="val2" office:value-type="string" calcext:value-type="string">
            <text:p>Acid maw</text:p>
          </table:table-cell>
          <table:table-cell table:style-name="ce52" table:formula="of:=VLOOKUP([.A5];[$Weapons.$A$2:$Weapons.$H$300];2;0)" office:value-type="string" office:string-value="Melee" calcext:value-type="string">
            <text:p>Melee</text:p>
          </table:table-cell>
          <table:table-cell table:style-name="ce54" table:formula="of:=VLOOKUP([.A5];[$Weapons.$A$2:$Weapons.$H$300];3;0)" office:value-type="string" office:string-value="Melee" calcext:value-type="string" table:number-columns-spanned="3" table:number-rows-spanned="1">
            <text:p>Melee</text:p>
          </table:table-cell>
          <table:covered-table-cell table:style-name="ce54" table:formula="of:=VLOOKUP([.B5];[$Weapons.$A$2:$Weapons.$H$300];3;0)" office:value-type="string" office:string-value="" calcext:value-type="error">
            <text:p>#N/A</text:p>
          </table:covered-table-cell>
          <table:covered-table-cell table:style-name="ce54" table:formula="of:=VLOOKUP([.C5];[$Weapons.$A$2:$Weapons.$H$300];3;0)" office:value-type="string" office:string-value="" calcext:value-type="error">
            <text:p>#N/A</text:p>
          </table:covered-table-cell>
          <table:table-cell table:style-name="ce54" table:formula="of:=VLOOKUP([.A5];[$Weapons.$A$2:$Weapons.$H$300];4;0)" office:value-type="string" office:string-value="User" calcext:value-type="string">
            <text:p>User</text:p>
          </table:table-cell>
          <table:table-cell table:formula="of:=VLOOKUP([.A5];[$Weapons.$A$2:$Weapons.$H$300];5;0)" office:value-type="float" office:value="-3" calcext:value-type="float">
            <text:p>-3</text:p>
          </table:table-cell>
          <table:table-cell table:formula="of:=VLOOKUP([.A5];[$Weapons.$A$2:$Weapons.$H$300];6;0)" office:value-type="float" office:value="1" calcext:value-type="float">
            <text:p>1</text:p>
          </table:table-cell>
          <table:table-cell table:formula="of:=VLOOKUP([.A5];[$Weapons.$A$2:$Weapons.$H$300];7;0)" office:value-type="string" office:string-value="-" calcext:value-type="string" table:number-columns-spanned="3" table:number-rows-spanned="1">
            <text:p>-</text:p>
          </table:table-cell>
          <table:covered-table-cell table:number-columns-repeated="2"/>
          <table:table-cell table:style-name="ce101" table:formula="of:=VLOOKUP([.A5];[$Weapons.$A$2:$Weapons.$H$300];8;0)" office:value-type="float" office:value="0" calcext:value-type="float">
            <text:p>0</text:p>
          </table:table-cell>
          <table:table-cell table:style-name="ce52" table:content-validation-name="val2" office:value-type="string" calcext:value-type="string">
            <text:p>Rending Claws</text:p>
          </table:table-cell>
          <table:table-cell table:style-name="ce52" table:formula="of:=VLOOKUP([.M5];[$Weapons.$A$2:$Weapons.$H$300];2;0)" office:value-type="string" office:string-value="Melee" calcext:value-type="string">
            <text:p>Melee</text:p>
          </table:table-cell>
          <table:table-cell table:style-name="ce54" table:formula="of:=VLOOKUP([.M5];[$Weapons.$A$2:$Weapons.$H$300];3;0)" office:value-type="string" office:string-value="Melee" calcext:value-type="string" table:number-columns-spanned="3" table:number-rows-spanned="1">
            <text:p>Melee</text:p>
          </table:table-cell>
          <table:covered-table-cell table:style-name="ce54" table:formula="of:=VLOOKUP([.N5];[$Weapons.$A$2:$Weapons.$H$300];3;0)" office:value-type="string" office:string-value="" calcext:value-type="error">
            <text:p>#N/A</text:p>
          </table:covered-table-cell>
          <table:covered-table-cell table:style-name="ce54" table:formula="of:=VLOOKUP([.O5];[$Weapons.$A$2:$Weapons.$H$300];3;0)" office:value-type="string" office:string-value="" calcext:value-type="error">
            <text:p>#N/A</text:p>
          </table:covered-table-cell>
          <table:table-cell table:style-name="ce54" table:formula="of:=VLOOKUP([.M5];[$Weapons.$A$2:$Weapons.$H$300];4;0)" office:value-type="string" office:string-value="User" calcext:value-type="string">
            <text:p>User</text:p>
          </table:table-cell>
          <table:table-cell table:formula="of:=VLOOKUP([.M5];[$Weapons.$A$2:$Weapons.$H$300];5;0)" office:value-type="float" office:value="-1" calcext:value-type="float">
            <text:p>-1</text:p>
          </table:table-cell>
          <table:table-cell table:formula="of:=VLOOKUP([.M5];[$Weapons.$A$2:$Weapons.$H$300];6;0)" office:value-type="float" office:value="1" calcext:value-type="float">
            <text:p>1</text:p>
          </table:table-cell>
          <table:table-cell table:formula="of:=VLOOKUP([.M5];[$Weapons.$A$2:$Weapons.$H$300];7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101" table:formula="of:=VLOOKUP([.M5];[$Weapons.$A$2:$Weapons.$H$300];8;0)" office:value-type="float" office:value="0" calcext:value-type="float">
            <text:p>0</text:p>
          </table:table-cell>
        </table:table-row>
        <table:table-row table:style-name="ro3">
          <table:table-cell table:style-name="ce52" table:content-validation-name="val3" office:value-type="string" calcext:value-type="string">
            <text:p>Flesh hooks</text:p>
          </table:table-cell>
          <table:table-cell table:style-name="ce52" table:formula="of:=VLOOKUP([.A6];[$Weapons.$A$2:$Weapons.$H$300];2;0)" office:value-type="string" office:string-value="6”" calcext:value-type="string">
            <text:p>6”</text:p>
          </table:table-cell>
          <table:table-cell table:style-name="ce54" table:formula="of:=VLOOKUP([.A6];[$Weapons.$A$2:$Weapons.$H$300];3;0)" office:value-type="string" office:string-value="Assault 2" calcext:value-type="string" table:number-columns-spanned="3" table:number-rows-spanned="1">
            <text:p>Assault 2</text:p>
          </table:table-cell>
          <table:covered-table-cell table:number-columns-repeated="2" table:style-name="ce52"/>
          <table:table-cell table:style-name="ce54" table:formula="of:=VLOOKUP([.A6];[$Weapons.$A$2:$Weapons.$H$300];4;0)" office:value-type="string" office:string-value="User" calcext:value-type="string">
            <text:p>User</text:p>
          </table:table-cell>
          <table:table-cell table:formula="of:=VLOOKUP([.A6];[$Weapons.$A$2:$Weapons.$H$300];5;0)" office:value-type="float" office:value="0" calcext:value-type="float">
            <text:p>0</text:p>
          </table:table-cell>
          <table:table-cell table:formula="of:=VLOOKUP([.A6];[$Weapons.$A$2:$Weapons.$H$300];6;0)" office:value-type="float" office:value="1" calcext:value-type="float">
            <text:p>1</text:p>
          </table:table-cell>
          <table:table-cell table:formula="of:=VLOOKUP([.A6];[$Weapons.$A$2:$Weapons.$H$300];7;0)" office:value-type="string" office:string-value="This weapon can be fired within 1” of an enemy model, and can target enemy models within 1” of friendly models." calcext:value-type="string" table:number-columns-spanned="3" table:number-rows-spanned="1">
            <text:p>This weapon can be fired within 1” of an enemy model, and can target enemy models within 1” of friendly models.</text:p>
          </table:table-cell>
          <table:covered-table-cell table:number-columns-repeated="2"/>
          <table:table-cell table:style-name="ce101" table:formula="of:=VLOOKUP([.A6];[$Weapons.$A$4:$Weapons.$H$302];8;0)" office:value-type="float" office:value="0" calcext:value-type="float">
            <text:p>0</text:p>
          </table:table-cell>
          <table:table-cell table:style-name="ce52" table:content-validation-name="val3" office:value-type="string" calcext:value-type="string">
            <text:p>Flesh hooks</text:p>
          </table:table-cell>
          <table:table-cell table:style-name="ce52" table:formula="of:=VLOOKUP([.M6];[$Weapons.$A$2:$Weapons.$H$300];2;0)" office:value-type="string" office:string-value="6”" calcext:value-type="string">
            <text:p>6”</text:p>
          </table:table-cell>
          <table:table-cell table:style-name="ce54" table:formula="of:=VLOOKUP([.M6];[$Weapons.$A$2:$Weapons.$H$300];3;0)" office:value-type="string" office:string-value="Assault 2" calcext:value-type="string" table:number-columns-spanned="3" table:number-rows-spanned="1">
            <text:p>Assault 2</text:p>
          </table:table-cell>
          <table:covered-table-cell table:style-name="ce54" table:formula="of:=VLOOKUP([.N6];[$Weapons.$A$2:$Weapons.$H$300];3;0)" office:value-type="string" office:string-value="" calcext:value-type="error">
            <text:p>#N/A</text:p>
          </table:covered-table-cell>
          <table:covered-table-cell table:style-name="ce54" table:formula="of:=VLOOKUP([.O6];[$Weapons.$A$2:$Weapons.$H$300];3;0)" office:value-type="string" office:string-value="" calcext:value-type="error">
            <text:p>#N/A</text:p>
          </table:covered-table-cell>
          <table:table-cell table:style-name="ce54" table:formula="of:=VLOOKUP([.M6];[$Weapons.$A$2:$Weapons.$H$300];4;0)" office:value-type="string" office:string-value="User" calcext:value-type="string">
            <text:p>User</text:p>
          </table:table-cell>
          <table:table-cell table:formula="of:=VLOOKUP([.M6];[$Weapons.$A$2:$Weapons.$H$300];5;0)" office:value-type="float" office:value="0" calcext:value-type="float">
            <text:p>0</text:p>
          </table:table-cell>
          <table:table-cell table:formula="of:=VLOOKUP([.M6];[$Weapons.$A$2:$Weapons.$H$300];6;0)" office:value-type="float" office:value="1" calcext:value-type="float">
            <text:p>1</text:p>
          </table:table-cell>
          <table:table-cell table:formula="of:=VLOOKUP([.M6];[$Weapons.$A$2:$Weapons.$H$300];7;0)" office:value-type="string" office:string-value="This weapon can be fired within 1” of an enemy model, and can target enemy models within 1” of friendly models." calcext:value-type="string" table:number-columns-spanned="3" table:number-rows-spanned="1">
            <text:p>This weapon can be fired within 1” of an enemy model, and can target enemy models within 1” of friendly models.</text:p>
          </table:table-cell>
          <table:covered-table-cell table:number-columns-repeated="2"/>
          <table:table-cell table:style-name="ce101" table:formula="of:=VLOOKUP([.M6];[$Weapons.$A$2:$Weapons.$H$300];8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50"/>
          <table:covered-table-cell table:number-columns-repeated="2"/>
          <table:covered-table-cell table:number-columns-repeated="6" table:style-name="ce50"/>
          <table:table-cell/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50"/>
          <table:covered-table-cell table:number-columns-repeated="2"/>
          <table:covered-table-cell table:number-columns-repeated="6" table:style-name="ce50"/>
          <table:table-cell/>
        </table:table-row>
        <table:table-row table:style-name="ro4">
          <table:table-cell table:style-name="ce54" table:content-validation-name="val4" office:value-type="string" calcext:value-type="string">
            <text:p>Extended Carapace</text:p>
          </table:table-cell>
          <table:table-cell table:style-name="ce63" table:formula="of:=VLOOKUP([.A8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101" table:formula="of:=VLOOKUP([.A8];[$Abilities.$A$2:$Abilities.$L$300];3;0)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Extended Carapace</text:p>
          </table:table-cell>
          <table:table-cell table:style-name="ce63" table:formula="of:=VLOOKUP([.M8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101" table:formula="of:=VLOOKUP([.M8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table:style-name="ce54" table:content-validation-name="val4" office:value-type="string" calcext:value-type="string">
            <text:p>Lightning Reflexes</text:p>
          </table:table-cell>
          <table:table-cell table:style-name="ce63" table:formula="of:=VLOOKUP([.A9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101" table:formula="of:=VLOOKUP([.A9];[$Abilities.$A$2:$Abilities.$L$300];3;0)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Lightning Reflexes</text:p>
          </table:table-cell>
          <table:table-cell table:style-name="ce63" table:formula="of:=VLOOKUP([.M9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101" table:formula="of:=VLOOKUP([.M9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ism</text:p>
          </table:table-cell>
          <table:table-cell table:style-name="ce65" table:content-validation-name="val5" office:value-type="string" calcext:value-type="string" table:number-columns-spanned="3" table:number-rows-spanned="1">
            <text:p>Veteran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65" table:content-validation-name="val6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 table:style-name="ce84"/>
          <table:table-cell office:value-type="string" calcext:value-type="string">
            <text:p>Specialism</text:p>
          </table:table-cell>
          <table:table-cell table:style-name="ce65" table:content-validation-name="val5" office:value-type="string" calcext:value-type="string" table:number-columns-spanned="3" table:number-rows-spanned="1">
            <text:p>Veteran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65" table:content-validation-name="val6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 table:style-name="ce84"/>
        </table:table-row>
        <table:table-row table:style-name="ro1"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75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75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75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75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</table:table-row>
        <table:table-row table:style-name="ro8">
          <table:table-cell table:style-name="ce15" office:value-type="string" calcext:value-type="string" table:number-columns-spanned="3" table:number-rows-spanned="1">
            <text:p><text:span text:style-name="T1"></text:span><text:span text:style-name="T1"></text:span><text:span text:style-name="T1"></text:span></text:p>
          </table:table-cell>
          <table:covered-table-cell table:number-columns-repeated="2"/>
          <table:table-cell table:style-name="ce51" office:value-type="string" calcext:value-type="string" table:number-columns-spanned="3" table:number-rows-spanned="1">
            <text:p></text:p>
          </table:table-cell>
          <table:covered-table-cell table:number-columns-repeated="2" table:style-name="ce53"/>
          <table:table-cell table:style-name="ce51" office:value-type="string" calcext:value-type="string" table:number-columns-spanned="3" table:number-rows-spanned="1">
            <text:p></text:p>
          </table:table-cell>
          <table:covered-table-cell table:number-columns-repeated="2" table:style-name="ce53"/>
          <table:table-cell table:style-name="ce73" office:value-type="string" calcext:value-type="string" table:number-columns-spanned="2" table:number-rows-spanned="1">
            <text:p></text:p>
          </table:table-cell>
          <table:covered-table-cell table:style-name="ce53"/>
          <table:table-cell/>
          <table:table-cell table:style-name="ce15" office:value-type="string" calcext:value-type="string" table:number-columns-spanned="3" table:number-rows-spanned="1">
            <text:p><text:span text:style-name="T1"></text:span><text:span text:style-name="T1"></text:span><text:span text:style-name="T1"></text:span></text:p>
          </table:table-cell>
          <table:covered-table-cell table:number-columns-repeated="2"/>
          <table:table-cell table:style-name="ce51" office:value-type="string" calcext:value-type="string" table:number-columns-spanned="3" table:number-rows-spanned="1">
            <text:p></text:p>
          </table:table-cell>
          <table:covered-table-cell table:number-columns-repeated="2" table:style-name="ce53"/>
          <table:table-cell table:style-name="ce51" office:value-type="string" calcext:value-type="string" table:number-columns-spanned="3" table:number-rows-spanned="1">
            <text:p></text:p>
          </table:table-cell>
          <table:covered-table-cell table:number-columns-repeated="2" table:style-name="ce53"/>
          <table:table-cell table:style-name="ce73" office:value-type="string" calcext:value-type="string" table:number-columns-spanned="2" table:number-rows-spanned="1">
            <text:p></text:p>
          </table:table-cell>
          <table:covered-table-cell table:style-name="ce53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ce32" table:formula="of:=SUM([.L16:.L26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97"/>
          <table:table-cell/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ce32" table:formula="of:=SUM([.X16:.X26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97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ce1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98" office:value-type="string" calcext:value-type="string">
            <text:p>Points</text:p>
          </table:table-cell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ce1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98" office:value-type="string" calcext:value-type="string">
            <text:p>Points</text:p>
          </table:table-cell>
        </table:table-row>
        <table:table-row table:style-name="ro1">
          <table:table-cell table:style-name="ce3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11"/>
          <table:table-cell table:style-name="ce62" table:formula="of:=VLOOKUP([.A16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A16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A16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A16];[$'Unit descriptions'.$A$2:$'Unit descriptions'.$K$299];5;0)" office:value-type="float" office:value="4" calcext:value-type="float">
            <text:p>4</text:p>
          </table:table-cell>
          <table:table-cell table:style-name="ce69" table:formula="of:=VLOOKUP([.A16];[$'Unit descriptions'.$A$2:$'Unit descriptions'.$K$299];6;0)" office:value-type="float" office:value="4" calcext:value-type="float">
            <text:p>4</text:p>
          </table:table-cell>
          <table:table-cell table:style-name="ce69" table:formula="of:=VLOOKUP([.A16];[$'Unit descriptions'.$A$2:$'Unit descriptions'.$K$299];7;0)" office:value-type="float" office:value="1" calcext:value-type="float">
            <text:p>1</text:p>
          </table:table-cell>
          <table:table-cell table:style-name="ce69" table:formula="of:=VLOOKUP([.A16];[$'Unit descriptions'.$A$2:$'Unit descriptions'.$K$299];8;0)" office:value-type="float" office:value="3" calcext:value-type="float">
            <text:p>3</text:p>
          </table:table-cell>
          <table:table-cell table:style-name="ce69" table:formula="of:=VLOOKUP([.A16];[$'Unit descriptions'.$A$2:$'Unit descriptions'.$K$299];9;0)" office:value-type="float" office:value="9" calcext:value-type="float">
            <text:p>9</text:p>
          </table:table-cell>
          <table:table-cell table:style-name="ce62" table:formula="of:=VLOOKUP([.A16];[$'Unit descriptions'.$A$2:$'Unit descriptions'.$K$299];10;0)" office:value-type="string" office:string-value="4+" calcext:value-type="string">
            <text:p>4+</text:p>
          </table:table-cell>
          <table:table-cell table:style-name="ce99" table:formula="of:=VLOOKUP([.A16];[$'Unit descriptions'.$A$2:$'Unit descriptions'.$K$299];11;0)" office:value-type="float" office:value="11" calcext:value-type="float">
            <text:p>11</text:p>
          </table:table-cell>
          <table:table-cell table:style-name="ce3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11"/>
          <table:table-cell table:style-name="ce62" table:formula="of:=VLOOKUP([.M16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M16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M16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M16];[$'Unit descriptions'.$A$2:$'Unit descriptions'.$K$299];5;0)" office:value-type="float" office:value="4" calcext:value-type="float">
            <text:p>4</text:p>
          </table:table-cell>
          <table:table-cell table:style-name="ce69" table:formula="of:=VLOOKUP([.M16];[$'Unit descriptions'.$A$2:$'Unit descriptions'.$K$299];6;0)" office:value-type="float" office:value="4" calcext:value-type="float">
            <text:p>4</text:p>
          </table:table-cell>
          <table:table-cell table:style-name="ce69" table:formula="of:=VLOOKUP([.M16];[$'Unit descriptions'.$A$2:$'Unit descriptions'.$K$299];7;0)" office:value-type="float" office:value="1" calcext:value-type="float">
            <text:p>1</text:p>
          </table:table-cell>
          <table:table-cell table:style-name="ce69" table:formula="of:=VLOOKUP([.M16];[$'Unit descriptions'.$A$2:$'Unit descriptions'.$K$299];8;0)" office:value-type="float" office:value="3" calcext:value-type="float">
            <text:p>3</text:p>
          </table:table-cell>
          <table:table-cell table:style-name="ce69" table:formula="of:=VLOOKUP([.M16];[$'Unit descriptions'.$A$2:$'Unit descriptions'.$K$299];9;0)" office:value-type="float" office:value="9" calcext:value-type="float">
            <text:p>9</text:p>
          </table:table-cell>
          <table:table-cell table:style-name="ce62" table:formula="of:=VLOOKUP([.M16];[$'Unit descriptions'.$A$2:$'Unit descriptions'.$K$299];10;0)" office:value-type="string" office:string-value="4+" calcext:value-type="string">
            <text:p>4+</text:p>
          </table:table-cell>
          <table:table-cell table:style-name="ce99" table:formula="of:=VLOOKUP([.M16];[$'Unit descriptions'.$A$2:$'Unit descriptions'.$K$299];11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table:style-name="ce50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50"/>
          <table:table-cell table:style-name="ce43"/>
          <table:table-cell office:value-type="string" calcext:value-type="string">
            <text:p>Weapon</text:p>
          </table:table-cell>
          <table:table-cell table:style-name="ce50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50"/>
          <table:table-cell table:style-name="ce43"/>
        </table:table-row>
        <table:table-row table:style-name="ro2">
          <table:table-cell table:style-name="ce52" table:content-validation-name="val2" office:value-type="string" calcext:value-type="string">
            <text:p>Rending Claws</text:p>
          </table:table-cell>
          <table:table-cell table:style-name="ce52" table:formula="of:=VLOOKUP([.A18];[$Weapons.$A$2:$Weapons.$H$300];2;0)" office:value-type="string" office:string-value="Melee" calcext:value-type="string">
            <text:p>Melee</text:p>
          </table:table-cell>
          <table:table-cell table:style-name="ce54" table:formula="of:=VLOOKUP([.A18];[$Weapons.$A$2:$Weapons.$H$300];3;0)" office:value-type="string" office:string-value="Melee" calcext:value-type="string" table:number-columns-spanned="3" table:number-rows-spanned="1">
            <text:p>Melee</text:p>
          </table:table-cell>
          <table:covered-table-cell table:style-name="ce54" table:formula="of:=VLOOKUP([.B18];[$Weapons.$A$2:$Weapons.$H$300];3;0)" office:value-type="string" office:string-value="" calcext:value-type="error">
            <text:p>#N/A</text:p>
          </table:covered-table-cell>
          <table:covered-table-cell table:style-name="ce54" table:formula="of:=VLOOKUP([.C18];[$Weapons.$A$2:$Weapons.$H$300];3;0)" office:value-type="string" office:string-value="" calcext:value-type="error">
            <text:p>#N/A</text:p>
          </table:covered-table-cell>
          <table:table-cell table:style-name="ce54" table:formula="of:=VLOOKUP([.A18];[$Weapons.$A$2:$Weapons.$H$300];4;0)" office:value-type="string" office:string-value="User" calcext:value-type="string">
            <text:p>User</text:p>
          </table:table-cell>
          <table:table-cell table:formula="of:=VLOOKUP([.A18];[$Weapons.$A$2:$Weapons.$H$300];5;0)" office:value-type="float" office:value="-1" calcext:value-type="float">
            <text:p>-1</text:p>
          </table:table-cell>
          <table:table-cell table:formula="of:=VLOOKUP([.A18];[$Weapons.$A$2:$Weapons.$H$300];6;0)" office:value-type="float" office:value="1" calcext:value-type="float">
            <text:p>1</text:p>
          </table:table-cell>
          <table:table-cell table:formula="of:=VLOOKUP([.A18];[$Weapons.$A$2:$Weapons.$H$300];7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101" table:formula="of:=VLOOKUP([.A18];[$Weapons.$A$2:$Weapons.$H$300];8;0)" office:value-type="float" office:value="0" calcext:value-type="float">
            <text:p>0</text:p>
          </table:table-cell>
          <table:table-cell table:style-name="ce52" table:content-validation-name="val2" office:value-type="string" calcext:value-type="string">
            <text:p>Rending Claws</text:p>
          </table:table-cell>
          <table:table-cell table:style-name="ce52" table:formula="of:=VLOOKUP([.M18];[$Weapons.$A$2:$Weapons.$H$300];2;0)" office:value-type="string" office:string-value="Melee" calcext:value-type="string">
            <text:p>Melee</text:p>
          </table:table-cell>
          <table:table-cell table:style-name="ce54" table:formula="of:=VLOOKUP([.M18];[$Weapons.$A$2:$Weapons.$H$300];3;0)" office:value-type="string" office:string-value="Melee" calcext:value-type="string" table:number-columns-spanned="3" table:number-rows-spanned="1">
            <text:p>Melee</text:p>
          </table:table-cell>
          <table:covered-table-cell table:style-name="ce54" table:formula="of:=VLOOKUP([.N18];[$Weapons.$A$2:$Weapons.$H$300];3;0)" office:value-type="string" office:string-value="" calcext:value-type="error">
            <text:p>#N/A</text:p>
          </table:covered-table-cell>
          <table:covered-table-cell table:style-name="ce54" table:formula="of:=VLOOKUP([.O18];[$Weapons.$A$2:$Weapons.$H$300];3;0)" office:value-type="string" office:string-value="" calcext:value-type="error">
            <text:p>#N/A</text:p>
          </table:covered-table-cell>
          <table:table-cell table:style-name="ce54" table:formula="of:=VLOOKUP([.M18];[$Weapons.$A$2:$Weapons.$H$300];4;0)" office:value-type="string" office:string-value="User" calcext:value-type="string">
            <text:p>User</text:p>
          </table:table-cell>
          <table:table-cell table:formula="of:=VLOOKUP([.M18];[$Weapons.$A$2:$Weapons.$H$300];5;0)" office:value-type="float" office:value="-1" calcext:value-type="float">
            <text:p>-1</text:p>
          </table:table-cell>
          <table:table-cell table:formula="of:=VLOOKUP([.M18];[$Weapons.$A$2:$Weapons.$H$300];6;0)" office:value-type="float" office:value="1" calcext:value-type="float">
            <text:p>1</text:p>
          </table:table-cell>
          <table:table-cell table:formula="of:=VLOOKUP([.M18];[$Weapons.$A$2:$Weapons.$H$300];7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101" table:formula="of:=VLOOKUP([.M18];[$Weapons.$A$2:$Weapons.$H$300];8;0)" office:value-type="float" office:value="0" calcext:value-type="float">
            <text:p>0</text:p>
          </table:table-cell>
        </table:table-row>
        <table:table-row table:style-name="ro3">
          <table:table-cell table:style-name="ce52" table:content-validation-name="val3" office:value-type="string" calcext:value-type="string">
            <text:p>Flesh hooks</text:p>
          </table:table-cell>
          <table:table-cell table:style-name="ce52" table:formula="of:=VLOOKUP([.A19];[$Weapons.$A$2:$Weapons.$H$300];2;0)" office:value-type="string" office:string-value="6”" calcext:value-type="string">
            <text:p>6”</text:p>
          </table:table-cell>
          <table:table-cell table:style-name="ce54" table:formula="of:=VLOOKUP([.A19];[$Weapons.$A$2:$Weapons.$H$300];3;0)" office:value-type="string" office:string-value="Assault 2" calcext:value-type="string" table:number-columns-spanned="3" table:number-rows-spanned="1">
            <text:p>Assault 2</text:p>
          </table:table-cell>
          <table:covered-table-cell table:style-name="ce54" table:formula="of:=VLOOKUP([.B19];[$Weapons.$A$2:$Weapons.$H$300];3;0)" office:value-type="string" office:string-value="" calcext:value-type="error">
            <text:p>#N/A</text:p>
          </table:covered-table-cell>
          <table:covered-table-cell table:style-name="ce54" table:formula="of:=VLOOKUP([.C19];[$Weapons.$A$2:$Weapons.$H$300];3;0)" office:value-type="string" office:string-value="" calcext:value-type="error">
            <text:p>#N/A</text:p>
          </table:covered-table-cell>
          <table:table-cell table:style-name="ce54" table:formula="of:=VLOOKUP([.A19];[$Weapons.$A$2:$Weapons.$H$300];4;0)" office:value-type="string" office:string-value="User" calcext:value-type="string">
            <text:p>User</text:p>
          </table:table-cell>
          <table:table-cell table:formula="of:=VLOOKUP([.A19];[$Weapons.$A$2:$Weapons.$H$300];5;0)" office:value-type="float" office:value="0" calcext:value-type="float">
            <text:p>0</text:p>
          </table:table-cell>
          <table:table-cell table:formula="of:=VLOOKUP([.A19];[$Weapons.$A$2:$Weapons.$H$300];6;0)" office:value-type="float" office:value="1" calcext:value-type="float">
            <text:p>1</text:p>
          </table:table-cell>
          <table:table-cell table:formula="of:=VLOOKUP([.A19];[$Weapons.$A$2:$Weapons.$H$300];7;0)" office:value-type="string" office:string-value="This weapon can be fired within 1” of an enemy model, and can target enemy models within 1” of friendly models." calcext:value-type="string" table:number-columns-spanned="3" table:number-rows-spanned="1">
            <text:p>This weapon can be fired within 1” of an enemy model, and can target enemy models within 1” of friendly models.</text:p>
          </table:table-cell>
          <table:covered-table-cell table:number-columns-repeated="2"/>
          <table:table-cell table:style-name="ce101" table:formula="of:=VLOOKUP([.A19];[$Weapons.$A$2:$Weapons.$H$300];8;0)" office:value-type="float" office:value="0" calcext:value-type="float">
            <text:p>0</text:p>
          </table:table-cell>
          <table:table-cell table:style-name="ce52" table:content-validation-name="val3" office:value-type="string" calcext:value-type="string">
            <text:p>Flesh hooks</text:p>
          </table:table-cell>
          <table:table-cell table:style-name="ce52" table:formula="of:=VLOOKUP([.M19];[$Weapons.$A$2:$Weapons.$H$300];2;0)" office:value-type="string" office:string-value="6”" calcext:value-type="string">
            <text:p>6”</text:p>
          </table:table-cell>
          <table:table-cell table:style-name="ce54" table:formula="of:=VLOOKUP([.M19];[$Weapons.$A$2:$Weapons.$H$300];3;0)" office:value-type="string" office:string-value="Assault 2" calcext:value-type="string" table:number-columns-spanned="3" table:number-rows-spanned="1">
            <text:p>Assault 2</text:p>
          </table:table-cell>
          <table:covered-table-cell table:style-name="ce54" table:formula="of:=VLOOKUP([.N19];[$Weapons.$A$2:$Weapons.$H$300];3;0)" office:value-type="string" office:string-value="" calcext:value-type="error">
            <text:p>#N/A</text:p>
          </table:covered-table-cell>
          <table:covered-table-cell table:style-name="ce54" table:formula="of:=VLOOKUP([.O19];[$Weapons.$A$2:$Weapons.$H$300];3;0)" office:value-type="string" office:string-value="" calcext:value-type="error">
            <text:p>#N/A</text:p>
          </table:covered-table-cell>
          <table:table-cell table:style-name="ce54" table:formula="of:=VLOOKUP([.M19];[$Weapons.$A$2:$Weapons.$H$300];4;0)" office:value-type="string" office:string-value="User" calcext:value-type="string">
            <text:p>User</text:p>
          </table:table-cell>
          <table:table-cell table:formula="of:=VLOOKUP([.M19];[$Weapons.$A$2:$Weapons.$H$300];5;0)" office:value-type="float" office:value="0" calcext:value-type="float">
            <text:p>0</text:p>
          </table:table-cell>
          <table:table-cell table:formula="of:=VLOOKUP([.M19];[$Weapons.$A$2:$Weapons.$H$300];6;0)" office:value-type="float" office:value="1" calcext:value-type="float">
            <text:p>1</text:p>
          </table:table-cell>
          <table:table-cell table:formula="of:=VLOOKUP([.M19];[$Weapons.$A$2:$Weapons.$H$300];7;0)" office:value-type="string" office:string-value="This weapon can be fired within 1” of an enemy model, and can target enemy models within 1” of friendly models." calcext:value-type="string" table:number-columns-spanned="3" table:number-rows-spanned="1">
            <text:p>This weapon can be fired within 1” of an enemy model, and can target enemy models within 1” of friendly models.</text:p>
          </table:table-cell>
          <table:covered-table-cell table:number-columns-repeated="2"/>
          <table:table-cell table:style-name="ce101" table:formula="of:=VLOOKUP([.M19];[$Weapons.$A$2:$Weapons.$H$300];8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50"/>
          <table:covered-table-cell table:number-columns-repeated="2"/>
          <table:covered-table-cell table:number-columns-repeated="6" table:style-name="ce50"/>
          <table:table-cell/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50"/>
          <table:covered-table-cell table:number-columns-repeated="2"/>
          <table:covered-table-cell table:number-columns-repeated="6" table:style-name="ce50"/>
          <table:table-cell/>
        </table:table-row>
        <table:table-row table:style-name="ro4">
          <table:table-cell table:style-name="ce54" table:content-validation-name="val4" office:value-type="string" calcext:value-type="string">
            <text:p>Extended Carapace</text:p>
          </table:table-cell>
          <table:table-cell table:style-name="ce63" table:formula="of:=VLOOKUP([.A21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101" table:formula="of:=VLOOKUP([.A21];[$Abilities.$A$2:$Abilities.$L$300];3;0)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Extended Carapace</text:p>
          </table:table-cell>
          <table:table-cell table:style-name="ce63" table:formula="of:=VLOOKUP([.M21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101" table:formula="of:=VLOOKUP([.M21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table:style-name="ce54" table:content-validation-name="val4" office:value-type="string" calcext:value-type="string">
            <text:p>Lightning Reflexes</text:p>
          </table:table-cell>
          <table:table-cell table:style-name="ce63" table:formula="of:=VLOOKUP([.A22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101" table:formula="of:=VLOOKUP([.A22];[$Abilities.$A$2:$Abilities.$L$300];3;0)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Lightning Reflexes</text:p>
          </table:table-cell>
          <table:table-cell table:style-name="ce63" table:formula="of:=VLOOKUP([.M22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101" table:formula="of:=VLOOKUP([.M22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ism</text:p>
          </table:table-cell>
          <table:table-cell table:style-name="ce65" table:content-validation-name="val5" office:value-type="string" calcext:value-type="string" table:number-columns-spanned="3" table:number-rows-spanned="1">
            <text:p>Veteran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65" table:content-validation-name="val6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 table:style-name="ce84"/>
          <table:table-cell office:value-type="string" calcext:value-type="string">
            <text:p>Specialism</text:p>
          </table:table-cell>
          <table:table-cell table:style-name="ce65" table:content-validation-name="val5" office:value-type="string" calcext:value-type="string" table:number-columns-spanned="3" table:number-rows-spanned="1">
            <text:p>Veteran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65" table:content-validation-name="val6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 table:style-name="ce84"/>
        </table:table-row>
        <table:table-row table:style-name="ro1"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75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75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75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75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</table:table-row>
        <table:table-row table:style-name="ro8">
          <table:table-cell table:style-name="ce15" office:value-type="string" calcext:value-type="string" table:number-columns-spanned="3" table:number-rows-spanned="1">
            <text:p><text:span text:style-name="T1"></text:span><text:span text:style-name="T1"></text:span><text:span text:style-name="T1"></text:span></text:p>
          </table:table-cell>
          <table:covered-table-cell table:number-columns-repeated="2"/>
          <table:table-cell table:style-name="ce51" office:value-type="string" calcext:value-type="string" table:number-columns-spanned="3" table:number-rows-spanned="1">
            <text:p></text:p>
          </table:table-cell>
          <table:covered-table-cell table:number-columns-repeated="2" table:style-name="ce53"/>
          <table:table-cell table:style-name="ce51" office:value-type="string" calcext:value-type="string" table:number-columns-spanned="3" table:number-rows-spanned="1">
            <text:p></text:p>
          </table:table-cell>
          <table:covered-table-cell table:number-columns-repeated="2" table:style-name="ce53"/>
          <table:table-cell table:style-name="ce73" office:value-type="string" calcext:value-type="string" table:number-columns-spanned="2" table:number-rows-spanned="1">
            <text:p></text:p>
          </table:table-cell>
          <table:covered-table-cell table:style-name="ce53"/>
          <table:table-cell/>
          <table:table-cell table:style-name="ce15" office:value-type="string" calcext:value-type="string" table:number-columns-spanned="3" table:number-rows-spanned="1">
            <text:p><text:span text:style-name="T1"></text:span><text:span text:style-name="T1"></text:span><text:span text:style-name="T1"></text:span></text:p>
          </table:table-cell>
          <table:covered-table-cell table:number-columns-repeated="2"/>
          <table:table-cell table:style-name="ce51" office:value-type="string" calcext:value-type="string" table:number-columns-spanned="3" table:number-rows-spanned="1">
            <text:p></text:p>
          </table:table-cell>
          <table:covered-table-cell table:number-columns-repeated="2" table:style-name="ce53"/>
          <table:table-cell table:style-name="ce51" office:value-type="string" calcext:value-type="string" table:number-columns-spanned="3" table:number-rows-spanned="1">
            <text:p></text:p>
          </table:table-cell>
          <table:covered-table-cell table:number-columns-repeated="2" table:style-name="ce53"/>
          <table:table-cell table:style-name="ce73" office:value-type="string" calcext:value-type="string" table:number-columns-spanned="2" table:number-rows-spanned="1">
            <text:p></text:p>
          </table:table-cell>
          <table:covered-table-cell table:style-name="ce53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ce32" table:formula="of:=SUM([.L29:.L39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97"/>
          <table:table-cell/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ce32" table:formula="of:=SUM([.X29:.X39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97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ce1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98" office:value-type="string" calcext:value-type="string">
            <text:p>Points</text:p>
          </table:table-cell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ce1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98" office:value-type="string" calcext:value-type="string">
            <text:p>Points</text:p>
          </table:table-cell>
        </table:table-row>
        <table:table-row table:style-name="ro1">
          <table:table-cell table:style-name="ce3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11"/>
          <table:table-cell table:style-name="ce62" table:formula="of:=VLOOKUP([.A29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A29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A29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A29];[$'Unit descriptions'.$A$2:$'Unit descriptions'.$K$299];5;0)" office:value-type="float" office:value="4" calcext:value-type="float">
            <text:p>4</text:p>
          </table:table-cell>
          <table:table-cell table:style-name="ce69" table:formula="of:=VLOOKUP([.A29];[$'Unit descriptions'.$A$2:$'Unit descriptions'.$K$299];6;0)" office:value-type="float" office:value="4" calcext:value-type="float">
            <text:p>4</text:p>
          </table:table-cell>
          <table:table-cell table:style-name="ce69" table:formula="of:=VLOOKUP([.A29];[$'Unit descriptions'.$A$2:$'Unit descriptions'.$K$299];7;0)" office:value-type="float" office:value="1" calcext:value-type="float">
            <text:p>1</text:p>
          </table:table-cell>
          <table:table-cell table:style-name="ce69" table:formula="of:=VLOOKUP([.A29];[$'Unit descriptions'.$A$2:$'Unit descriptions'.$K$299];8;0)" office:value-type="float" office:value="3" calcext:value-type="float">
            <text:p>3</text:p>
          </table:table-cell>
          <table:table-cell table:style-name="ce69" table:formula="of:=VLOOKUP([.A29];[$'Unit descriptions'.$A$2:$'Unit descriptions'.$K$299];9;0)" office:value-type="float" office:value="9" calcext:value-type="float">
            <text:p>9</text:p>
          </table:table-cell>
          <table:table-cell table:style-name="ce62" table:formula="of:=VLOOKUP([.A29];[$'Unit descriptions'.$A$2:$'Unit descriptions'.$K$299];10;0)" office:value-type="string" office:string-value="4+" calcext:value-type="string">
            <text:p>4+</text:p>
          </table:table-cell>
          <table:table-cell table:style-name="ce99" table:formula="of:=VLOOKUP([.A29];[$'Unit descriptions'.$A$2:$'Unit descriptions'.$K$299];11;0)" office:value-type="float" office:value="11" calcext:value-type="float">
            <text:p>11</text:p>
          </table:table-cell>
          <table:table-cell table:style-name="ce3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11"/>
          <table:table-cell table:style-name="ce62" table:formula="of:=VLOOKUP([.M29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M29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M29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M29];[$'Unit descriptions'.$A$2:$'Unit descriptions'.$K$299];5;0)" office:value-type="float" office:value="4" calcext:value-type="float">
            <text:p>4</text:p>
          </table:table-cell>
          <table:table-cell table:style-name="ce69" table:formula="of:=VLOOKUP([.M29];[$'Unit descriptions'.$A$2:$'Unit descriptions'.$K$299];6;0)" office:value-type="float" office:value="4" calcext:value-type="float">
            <text:p>4</text:p>
          </table:table-cell>
          <table:table-cell table:style-name="ce69" table:formula="of:=VLOOKUP([.M29];[$'Unit descriptions'.$A$2:$'Unit descriptions'.$K$299];7;0)" office:value-type="float" office:value="1" calcext:value-type="float">
            <text:p>1</text:p>
          </table:table-cell>
          <table:table-cell table:style-name="ce69" table:formula="of:=VLOOKUP([.M29];[$'Unit descriptions'.$A$2:$'Unit descriptions'.$K$299];8;0)" office:value-type="float" office:value="3" calcext:value-type="float">
            <text:p>3</text:p>
          </table:table-cell>
          <table:table-cell table:style-name="ce69" table:formula="of:=VLOOKUP([.M29];[$'Unit descriptions'.$A$2:$'Unit descriptions'.$K$299];9;0)" office:value-type="float" office:value="9" calcext:value-type="float">
            <text:p>9</text:p>
          </table:table-cell>
          <table:table-cell table:style-name="ce62" table:formula="of:=VLOOKUP([.M29];[$'Unit descriptions'.$A$2:$'Unit descriptions'.$K$299];10;0)" office:value-type="string" office:string-value="4+" calcext:value-type="string">
            <text:p>4+</text:p>
          </table:table-cell>
          <table:table-cell table:style-name="ce99" table:formula="of:=VLOOKUP([.M29];[$'Unit descriptions'.$A$2:$'Unit descriptions'.$K$299];11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table:style-name="ce50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50"/>
          <table:table-cell table:style-name="ce43"/>
          <table:table-cell office:value-type="string" calcext:value-type="string">
            <text:p>Weapon</text:p>
          </table:table-cell>
          <table:table-cell table:style-name="ce50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50"/>
          <table:table-cell table:style-name="ce43"/>
        </table:table-row>
        <table:table-row table:style-name="ro2">
          <table:table-cell table:style-name="ce52" table:content-validation-name="val2" office:value-type="string" calcext:value-type="string">
            <text:p>Rending Claws</text:p>
          </table:table-cell>
          <table:table-cell table:style-name="ce52" table:formula="of:=VLOOKUP([.A31];[$Weapons.$A$2:$Weapons.$H$300];2;0)" office:value-type="string" office:string-value="Melee" calcext:value-type="string">
            <text:p>Melee</text:p>
          </table:table-cell>
          <table:table-cell table:style-name="ce54" table:formula="of:=VLOOKUP([.A31];[$Weapons.$A$2:$Weapons.$H$300];3;0)" office:value-type="string" office:string-value="Melee" calcext:value-type="string" table:number-columns-spanned="3" table:number-rows-spanned="1">
            <text:p>Melee</text:p>
          </table:table-cell>
          <table:covered-table-cell table:style-name="ce54" table:formula="of:=VLOOKUP([.B31];[$Weapons.$A$2:$Weapons.$H$300];3;0)" office:value-type="string" office:string-value="" calcext:value-type="error">
            <text:p>#N/A</text:p>
          </table:covered-table-cell>
          <table:covered-table-cell table:style-name="ce54" table:formula="of:=VLOOKUP([.C31];[$Weapons.$A$2:$Weapons.$H$300];3;0)" office:value-type="string" office:string-value="" calcext:value-type="error">
            <text:p>#N/A</text:p>
          </table:covered-table-cell>
          <table:table-cell table:style-name="ce54" table:formula="of:=VLOOKUP([.A31];[$Weapons.$A$2:$Weapons.$H$300];4;0)" office:value-type="string" office:string-value="User" calcext:value-type="string">
            <text:p>User</text:p>
          </table:table-cell>
          <table:table-cell table:formula="of:=VLOOKUP([.A31];[$Weapons.$A$2:$Weapons.$H$300];5;0)" office:value-type="float" office:value="-1" calcext:value-type="float">
            <text:p>-1</text:p>
          </table:table-cell>
          <table:table-cell table:formula="of:=VLOOKUP([.A31];[$Weapons.$A$2:$Weapons.$H$300];6;0)" office:value-type="float" office:value="1" calcext:value-type="float">
            <text:p>1</text:p>
          </table:table-cell>
          <table:table-cell table:formula="of:=VLOOKUP([.A31];[$Weapons.$A$2:$Weapons.$H$300];7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101" table:formula="of:=VLOOKUP([.A31];[$Weapons.$A$2:$Weapons.$H$300];8;0)" office:value-type="float" office:value="0" calcext:value-type="float">
            <text:p>0</text:p>
          </table:table-cell>
          <table:table-cell table:style-name="ce52" table:content-validation-name="val2" office:value-type="string" calcext:value-type="string">
            <text:p>Rending Claws</text:p>
          </table:table-cell>
          <table:table-cell table:style-name="ce52" table:formula="of:=VLOOKUP([.M31];[$Weapons.$A$2:$Weapons.$H$300];2;0)" office:value-type="string" office:string-value="Melee" calcext:value-type="string">
            <text:p>Melee</text:p>
          </table:table-cell>
          <table:table-cell table:style-name="ce54" table:formula="of:=VLOOKUP([.M31];[$Weapons.$A$2:$Weapons.$H$300];3;0)" office:value-type="string" office:string-value="Melee" calcext:value-type="string" table:number-columns-spanned="3" table:number-rows-spanned="1">
            <text:p>Melee</text:p>
          </table:table-cell>
          <table:covered-table-cell table:style-name="ce54" table:formula="of:=VLOOKUP([.N31];[$Weapons.$A$2:$Weapons.$H$300];3;0)" office:value-type="string" office:string-value="" calcext:value-type="error">
            <text:p>#N/A</text:p>
          </table:covered-table-cell>
          <table:covered-table-cell table:style-name="ce54" table:formula="of:=VLOOKUP([.O31];[$Weapons.$A$2:$Weapons.$H$300];3;0)" office:value-type="string" office:string-value="" calcext:value-type="error">
            <text:p>#N/A</text:p>
          </table:covered-table-cell>
          <table:table-cell table:style-name="ce54" table:formula="of:=VLOOKUP([.M31];[$Weapons.$A$2:$Weapons.$H$300];4;0)" office:value-type="string" office:string-value="User" calcext:value-type="string">
            <text:p>User</text:p>
          </table:table-cell>
          <table:table-cell table:formula="of:=VLOOKUP([.M31];[$Weapons.$A$2:$Weapons.$H$300];5;0)" office:value-type="float" office:value="-1" calcext:value-type="float">
            <text:p>-1</text:p>
          </table:table-cell>
          <table:table-cell table:formula="of:=VLOOKUP([.M31];[$Weapons.$A$2:$Weapons.$H$300];6;0)" office:value-type="float" office:value="1" calcext:value-type="float">
            <text:p>1</text:p>
          </table:table-cell>
          <table:table-cell table:formula="of:=VLOOKUP([.M31];[$Weapons.$A$2:$Weapons.$H$300];7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101" table:formula="of:=VLOOKUP([.M31];[$Weapons.$A$2:$Weapons.$H$300];8;0)" office:value-type="float" office:value="0" calcext:value-type="float">
            <text:p>0</text:p>
          </table:table-cell>
        </table:table-row>
        <table:table-row table:style-name="ro3">
          <table:table-cell table:style-name="ce52" table:content-validation-name="val3" office:value-type="string" calcext:value-type="string">
            <text:p>Flesh hooks</text:p>
          </table:table-cell>
          <table:table-cell table:style-name="ce52" table:formula="of:=VLOOKUP([.A32];[$Weapons.$A$2:$Weapons.$H$300];2;0)" office:value-type="string" office:string-value="6”" calcext:value-type="string">
            <text:p>6”</text:p>
          </table:table-cell>
          <table:table-cell table:style-name="ce54" table:formula="of:=VLOOKUP([.A32];[$Weapons.$A$2:$Weapons.$H$300];3;0)" office:value-type="string" office:string-value="Assault 2" calcext:value-type="string" table:number-columns-spanned="3" table:number-rows-spanned="1">
            <text:p>Assault 2</text:p>
          </table:table-cell>
          <table:covered-table-cell table:style-name="ce54" table:formula="of:=VLOOKUP([.B32];[$Weapons.$A$2:$Weapons.$H$300];3;0)" office:value-type="string" office:string-value="" calcext:value-type="error">
            <text:p>#N/A</text:p>
          </table:covered-table-cell>
          <table:covered-table-cell table:style-name="ce54" table:formula="of:=VLOOKUP([.C32];[$Weapons.$A$2:$Weapons.$H$300];3;0)" office:value-type="string" office:string-value="" calcext:value-type="error">
            <text:p>#N/A</text:p>
          </table:covered-table-cell>
          <table:table-cell table:style-name="ce54" table:formula="of:=VLOOKUP([.A32];[$Weapons.$A$2:$Weapons.$H$300];4;0)" office:value-type="string" office:string-value="User" calcext:value-type="string">
            <text:p>User</text:p>
          </table:table-cell>
          <table:table-cell table:formula="of:=VLOOKUP([.A32];[$Weapons.$A$2:$Weapons.$H$300];5;0)" office:value-type="float" office:value="0" calcext:value-type="float">
            <text:p>0</text:p>
          </table:table-cell>
          <table:table-cell table:formula="of:=VLOOKUP([.A32];[$Weapons.$A$2:$Weapons.$H$300];6;0)" office:value-type="float" office:value="1" calcext:value-type="float">
            <text:p>1</text:p>
          </table:table-cell>
          <table:table-cell table:formula="of:=VLOOKUP([.A32];[$Weapons.$A$2:$Weapons.$H$300];7;0)" office:value-type="string" office:string-value="This weapon can be fired within 1” of an enemy model, and can target enemy models within 1” of friendly models." calcext:value-type="string" table:number-columns-spanned="3" table:number-rows-spanned="1">
            <text:p>This weapon can be fired within 1” of an enemy model, and can target enemy models within 1” of friendly models.</text:p>
          </table:table-cell>
          <table:covered-table-cell table:number-columns-repeated="2"/>
          <table:table-cell table:style-name="ce101" table:formula="of:=VLOOKUP([.A32];[$Weapons.$A$2:$Weapons.$H$300];8;0)" office:value-type="float" office:value="0" calcext:value-type="float">
            <text:p>0</text:p>
          </table:table-cell>
          <table:table-cell table:style-name="ce52" table:content-validation-name="val3" office:value-type="string" calcext:value-type="string">
            <text:p>Flesh hooks</text:p>
          </table:table-cell>
          <table:table-cell table:style-name="ce52" table:formula="of:=VLOOKUP([.M32];[$Weapons.$A$2:$Weapons.$H$300];2;0)" office:value-type="string" office:string-value="6”" calcext:value-type="string">
            <text:p>6”</text:p>
          </table:table-cell>
          <table:table-cell table:style-name="ce54" table:formula="of:=VLOOKUP([.M32];[$Weapons.$A$2:$Weapons.$H$300];3;0)" office:value-type="string" office:string-value="Assault 2" calcext:value-type="string" table:number-columns-spanned="3" table:number-rows-spanned="1">
            <text:p>Assault 2</text:p>
          </table:table-cell>
          <table:covered-table-cell table:style-name="ce54" table:formula="of:=VLOOKUP([.N32];[$Weapons.$A$2:$Weapons.$H$300];3;0)" office:value-type="string" office:string-value="" calcext:value-type="error">
            <text:p>#N/A</text:p>
          </table:covered-table-cell>
          <table:covered-table-cell table:style-name="ce54" table:formula="of:=VLOOKUP([.O32];[$Weapons.$A$2:$Weapons.$H$300];3;0)" office:value-type="string" office:string-value="" calcext:value-type="error">
            <text:p>#N/A</text:p>
          </table:covered-table-cell>
          <table:table-cell table:style-name="ce54" table:formula="of:=VLOOKUP([.M32];[$Weapons.$A$2:$Weapons.$H$300];4;0)" office:value-type="string" office:string-value="User" calcext:value-type="string">
            <text:p>User</text:p>
          </table:table-cell>
          <table:table-cell table:formula="of:=VLOOKUP([.M32];[$Weapons.$A$2:$Weapons.$H$300];5;0)" office:value-type="float" office:value="0" calcext:value-type="float">
            <text:p>0</text:p>
          </table:table-cell>
          <table:table-cell table:formula="of:=VLOOKUP([.M32];[$Weapons.$A$2:$Weapons.$H$300];6;0)" office:value-type="float" office:value="1" calcext:value-type="float">
            <text:p>1</text:p>
          </table:table-cell>
          <table:table-cell table:formula="of:=VLOOKUP([.M32];[$Weapons.$A$2:$Weapons.$H$300];7;0)" office:value-type="string" office:string-value="This weapon can be fired within 1” of an enemy model, and can target enemy models within 1” of friendly models." calcext:value-type="string" table:number-columns-spanned="3" table:number-rows-spanned="1">
            <text:p>This weapon can be fired within 1” of an enemy model, and can target enemy models within 1” of friendly models.</text:p>
          </table:table-cell>
          <table:covered-table-cell table:number-columns-repeated="2"/>
          <table:table-cell table:style-name="ce101" table:formula="of:=VLOOKUP([.M32];[$Weapons.$A$2:$Weapons.$H$300];8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50"/>
          <table:covered-table-cell table:number-columns-repeated="2"/>
          <table:covered-table-cell table:number-columns-repeated="6" table:style-name="ce50"/>
          <table:table-cell/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50"/>
          <table:covered-table-cell table:number-columns-repeated="2"/>
          <table:covered-table-cell table:number-columns-repeated="6" table:style-name="ce50"/>
          <table:table-cell/>
        </table:table-row>
        <table:table-row table:style-name="ro4">
          <table:table-cell table:style-name="ce54" table:content-validation-name="val4" office:value-type="string" calcext:value-type="string">
            <text:p>Extended Carapace</text:p>
          </table:table-cell>
          <table:table-cell table:style-name="ce63" table:formula="of:=VLOOKUP([.A34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101" table:formula="of:=VLOOKUP([.A34];[$Abilities.$A$2:$Abilities.$L$300];3;0)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Extended Carapace</text:p>
          </table:table-cell>
          <table:table-cell table:style-name="ce63" table:formula="of:=VLOOKUP([.M34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101" table:formula="of:=VLOOKUP([.M34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table:style-name="ce54" table:content-validation-name="val4" office:value-type="string" calcext:value-type="string">
            <text:p>Lightning Reflexes</text:p>
          </table:table-cell>
          <table:table-cell table:style-name="ce63" table:formula="of:=VLOOKUP([.A35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101" table:formula="of:=VLOOKUP([.A35];[$Abilities.$A$2:$Abilities.$L$300];3;0)" office:value-type="float" office:value="0" calcext:value-type="float">
            <text:p>0</text:p>
          </table:table-cell>
          <table:table-cell table:style-name="ce54" table:content-validation-name="val4" office:value-type="string" calcext:value-type="string">
            <text:p>Lightning Reflexes</text:p>
          </table:table-cell>
          <table:table-cell table:style-name="ce63" table:formula="of:=VLOOKUP([.M35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101" table:formula="of:=VLOOKUP([.M35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ism</text:p>
          </table:table-cell>
          <table:table-cell table:style-name="ce65" table:content-validation-name="val5" office:value-type="string" calcext:value-type="string" table:number-columns-spanned="3" table:number-rows-spanned="1">
            <text:p>Veteran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65" table:content-validation-name="val6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 table:style-name="ce84"/>
          <table:table-cell office:value-type="string" calcext:value-type="string">
            <text:p>Specialism</text:p>
          </table:table-cell>
          <table:table-cell table:style-name="ce65" table:content-validation-name="val5" office:value-type="string" calcext:value-type="string" table:number-columns-spanned="3" table:number-rows-spanned="1">
            <text:p>Veteran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65" table:content-validation-name="val6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 table:style-name="ce84"/>
        </table:table-row>
        <table:table-row table:style-name="ro1"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75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75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75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75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</table:table-row>
        <table:table-row table:style-name="ro8">
          <table:table-cell table:style-name="ce15" office:value-type="string" calcext:value-type="string" table:number-columns-spanned="3" table:number-rows-spanned="1">
            <text:p><text:span text:style-name="T1"></text:span><text:span text:style-name="T1"></text:span><text:span text:style-name="T1"></text:span></text:p>
          </table:table-cell>
          <table:covered-table-cell table:number-columns-repeated="2"/>
          <table:table-cell table:style-name="ce51" office:value-type="string" calcext:value-type="string" table:number-columns-spanned="3" table:number-rows-spanned="1">
            <text:p></text:p>
          </table:table-cell>
          <table:covered-table-cell table:number-columns-repeated="2" table:style-name="ce53"/>
          <table:table-cell table:style-name="ce51" office:value-type="string" calcext:value-type="string" table:number-columns-spanned="3" table:number-rows-spanned="1">
            <text:p></text:p>
          </table:table-cell>
          <table:covered-table-cell table:number-columns-repeated="2" table:style-name="ce53"/>
          <table:table-cell table:style-name="ce73" office:value-type="string" calcext:value-type="string" table:number-columns-spanned="2" table:number-rows-spanned="1">
            <text:p></text:p>
          </table:table-cell>
          <table:covered-table-cell table:style-name="ce53"/>
          <table:table-cell/>
          <table:table-cell table:style-name="ce15" office:value-type="string" calcext:value-type="string" table:number-columns-spanned="3" table:number-rows-spanned="1">
            <text:p><text:span text:style-name="T1"></text:span><text:span text:style-name="T1"></text:span><text:span text:style-name="T1"></text:span></text:p>
          </table:table-cell>
          <table:covered-table-cell table:number-columns-repeated="2"/>
          <table:table-cell table:style-name="ce51" office:value-type="string" calcext:value-type="string" table:number-columns-spanned="3" table:number-rows-spanned="1">
            <text:p></text:p>
          </table:table-cell>
          <table:covered-table-cell table:number-columns-repeated="2" table:style-name="ce53"/>
          <table:table-cell table:style-name="ce51" office:value-type="string" calcext:value-type="string" table:number-columns-spanned="3" table:number-rows-spanned="1">
            <text:p></text:p>
          </table:table-cell>
          <table:covered-table-cell table:number-columns-repeated="2" table:style-name="ce53"/>
          <table:table-cell table:style-name="ce73" office:value-type="string" calcext:value-type="string" table:number-columns-spanned="2" table:number-rows-spanned="1">
            <text:p></text:p>
          </table:table-cell>
          <table:covered-table-cell table:style-name="ce53"/>
          <table:table-cell/>
        </table:table-row>
      </table:table>
      <table:table table:name="Unit descriptions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99"/>
        <table:table-column table:style-name="co3" table:default-cell-style-name="ce105"/>
        <table:table-column table:style-name="co4" table:default-cell-style-name="ce105"/>
        <table:table-column table:style-name="co5" table:default-cell-style-name="ce99"/>
        <table:table-column table:style-name="co15" table:default-cell-style-name="ce99"/>
        <table:table-column table:style-name="co16" table:default-cell-style-name="ce99"/>
        <table:table-column table:style-name="co5" table:default-cell-style-name="ce99"/>
        <table:table-column table:style-name="co9" table:default-cell-style-name="ce99"/>
        <table:table-column table:style-name="co9" table:default-cell-style-name="ce105"/>
        <table:table-column table:style-name="co12" table:default-cell-style-name="ce99"/>
        <table:table-row table:style-name="ro1">
          <table:table-cell table:style-name="ce104" office:value-type="string" calcext:value-type="string">
            <text:p>Name</text:p>
          </table:table-cell>
          <table:table-cell table:style-name="ce104" office:value-type="string" calcext:value-type="string">
            <text:p>M</text:p>
          </table:table-cell>
          <table:table-cell table:style-name="ce104" office:value-type="string" calcext:value-type="string">
            <text:p>WS</text:p>
          </table:table-cell>
          <table:table-cell table:style-name="ce104" office:value-type="string" calcext:value-type="string">
            <text:p>BS</text:p>
          </table:table-cell>
          <table:table-cell table:style-name="ce104" office:value-type="string" calcext:value-type="string">
            <text:p>S</text:p>
          </table:table-cell>
          <table:table-cell table:style-name="ce104" office:value-type="string" calcext:value-type="string">
            <text:p>T</text:p>
          </table:table-cell>
          <table:table-cell table:style-name="ce104" office:value-type="string" calcext:value-type="string">
            <text:p>W</text:p>
          </table:table-cell>
          <table:table-cell table:style-name="ce104" office:value-type="string" calcext:value-type="string">
            <text:p>A</text:p>
          </table:table-cell>
          <table:table-cell table:style-name="ce104" office:value-type="string" calcext:value-type="string">
            <text:p>Ld</text:p>
          </table:table-cell>
          <table:table-cell table:style-name="ce104" office:value-type="string" calcext:value-type="string">
            <text:p>Sv</text:p>
          </table:table-cell>
          <table:table-cell table:style-name="ce104" office:value-type="string" calcext:value-type="string">
            <text:p>Points</text:p>
          </table:table-cell>
        </table:table-row>
        <table:table-row table:style-name="ro1">
          <table:table-cell office:value-type="string" calcext:value-type="string">
            <text:p>Genestealer</text:p>
          </table:table-cell>
          <table:table-cell office:value-type="string" calcext:value-type="string">
            <text:p>8”</text:p>
          </table:table-cell>
          <table:table-cell office:value-type="string" calcext:value-type="string">
            <text:p>3+</text:p>
          </table:table-cell>
          <table:table-cell office:value-type="string" calcext:value-type="string">
            <text:p>4+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+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cron Warrior</text:p>
          </table:table-cell>
          <table:table-cell office:value-type="string" calcext:value-type="string">
            <text:p>5”</text:p>
          </table:table-cell>
          <table:table-cell table:number-columns-repeated="2" office:value-type="string" calcext:value-type="string">
            <text:p>3+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+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wistbray</text:p>
          </table:table-cell>
          <table:table-cell office:value-type="string" calcext:value-type="string">
            <text:p>6”</text:p>
          </table:table-cell>
          <table:table-cell office:value-type="string" calcext:value-type="string">
            <text:p>3+</text:p>
          </table:table-cell>
          <table:table-cell office:value-type="string" calcext:value-type="string">
            <text:p>4+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+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zaangor</text:p>
          </table:table-cell>
          <table:table-cell office:value-type="string" calcext:value-type="string">
            <text:p>6”</text:p>
          </table:table-cell>
          <table:table-cell office:value-type="string" calcext:value-type="string">
            <text:p>3+</text:p>
          </table:table-cell>
          <table:table-cell office:value-type="string" calcext:value-type="string">
            <text:p>4+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+</text:p>
          </table:table-cell>
          <table:table-cell office:value-type="float" office:value="7" calcext:value-type="float">
            <text:p>7</text:p>
          </table:table-cell>
        </table:table-row>
      </table:table>
      <table:table table:name="Weapons" table:style-name="ta1">
        <table:table-column table:style-name="co17" table:default-cell-style-name="ce107"/>
        <table:table-column table:style-name="co18" table:default-cell-style-name="ce107"/>
        <table:table-column table:style-name="co19" table:default-cell-style-name="ce109"/>
        <table:table-column table:style-name="co20" table:default-cell-style-name="ce101"/>
        <table:table-column table:style-name="co21" table:default-cell-style-name="ce101"/>
        <table:table-column table:style-name="co5" table:default-cell-style-name="ce101"/>
        <table:table-column table:style-name="co22" table:default-cell-style-name="ce111"/>
        <table:table-column table:style-name="co12" table:default-cell-style-name="ce101"/>
        <table:table-row table:style-name="ro1">
          <table:table-cell table:style-name="ce106" office:value-type="string" calcext:value-type="string">
            <text:p>Weapon</text:p>
          </table:table-cell>
          <table:table-cell table:style-name="ce106" office:value-type="string" calcext:value-type="string">
            <text:p>Range</text:p>
          </table:table-cell>
          <table:table-cell table:style-name="ce108" office:value-type="string" calcext:value-type="string">
            <text:p>Type</text:p>
          </table:table-cell>
          <table:table-cell table:style-name="ce110" office:value-type="string" calcext:value-type="string">
            <text:p>S</text:p>
          </table:table-cell>
          <table:table-cell table:style-name="ce110" office:value-type="string" calcext:value-type="string">
            <text:p>AP</text:p>
          </table:table-cell>
          <table:table-cell table:style-name="ce110" office:value-type="string" calcext:value-type="string">
            <text:p>D</text:p>
          </table:table-cell>
          <table:table-cell table:style-name="ce108" office:value-type="string" calcext:value-type="string">
            <text:p>Abilities</text:p>
          </table:table-cell>
          <table:table-cell table:style-name="ce106" office:value-type="string" calcext:value-type="string">
            <text:p>Points</text:p>
          </table:table-cell>
        </table:table-row>
        <table:table-row table:style-name="ro1">
          <table:table-cell office:value-type="string" calcext:value-type="string">
            <text:p>Acid maw</text:p>
          </table:table-cell>
          <table:table-cell table:number-columns-repeated="2" office:value-type="string" calcext:value-type="string">
            <text:p>Melee</text:p>
          </table:table-cell>
          <table:table-cell office:value-type="string" calcext:value-type="string">
            <text:p>User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pistol</text:p>
          </table:table-cell>
          <table:table-cell office:value-type="string" calcext:value-type="string">
            <text:p>12”</text:p>
          </table:table-cell>
          <table:table-cell office:value-type="string" calcext:value-type="string">
            <text:p>Pistol 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insword</text:p>
          </table:table-cell>
          <table:table-cell table:number-columns-repeated="2" office:value-type="string" calcext:value-type="string">
            <text:p>Melee</text:p>
          </table:table-cell>
          <table:table-cell office:value-type="string" calcext:value-type="string">
            <text:p>User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time the bearer fights, it can make 1 additional attack with this weapon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lesh hooks</text:p>
          </table:table-cell>
          <table:table-cell office:value-type="string" calcext:value-type="string">
            <text:p>6”</text:p>
          </table:table-cell>
          <table:table-cell office:value-type="string" calcext:value-type="string">
            <text:p>Assault 2</text:p>
          </table:table-cell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weapon can be fired within 1” of an enemy model, and can target enemy models within 1” of friendly models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 Flyer</text:p>
          </table:table-cell>
          <table:table-cell office:value-type="string" calcext:value-type="string">
            <text:p>24”</text:p>
          </table:table-cell>
          <table:table-cell office:value-type="string" calcext:value-type="string">
            <text:p>Rapid Fire 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nding claws</text:p>
          </table:table-cell>
          <table:table-cell table:number-columns-repeated="2" office:value-type="string" calcext:value-type="string">
            <text:p>Melee</text:p>
          </table:table-cell>
          <table:table-cell office:value-type="string" calcext:value-type="string">
            <text:p>User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time you make a wound roll of 6+ for this weapon, that hit is resolved with an AP -4.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Scything talons</text:p>
          </table:table-cell>
          <table:table-cell table:number-columns-repeated="2" office:value-type="string" calcext:value-type="string">
            <text:p>Melee</text:p>
          </table:table-cell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 can re-roll hit rolls of 1 for this weapon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zaangor blades</text:p>
          </table:table-cell>
          <table:table-cell table:number-columns-repeated="2" office:value-type="string" calcext:value-type="string">
            <text:p>Melee</text:p>
          </table:table-cell>
          <table:table-cell office:value-type="string" calcext:value-type="string">
            <text:p>User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time the bearer fights, it can make 1 additional attack with this weapon.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bilities" table:style-name="ta1">
        <table:table-column table:style-name="co23" table:default-cell-style-name="ce112"/>
        <table:table-column table:style-name="co24" table:default-cell-style-name="ce113"/>
        <table:table-column table:style-name="co12" table:default-cell-style-name="ce101"/>
        <table:table-row table:style-name="ro1">
          <table:table-cell table:style-name="ce104" office:value-type="string" calcext:value-type="string">
            <text:p>Abilities</text:p>
          </table:table-cell>
          <table:table-cell table:style-name="ce104" office:value-type="string" calcext:value-type="string">
            <text:p>Description</text:p>
          </table:table-cell>
          <table:table-cell table:style-name="ce104" office:value-type="string" calcext:value-type="string">
            <text:p>Points</text:p>
          </table:table-cell>
        </table:table-row>
        <table:table-row table:style-name="ro1">
          <table:table-cell office:value-type="string" calcext:value-type="string">
            <text:p>Aura of Dark Glory</text:p>
          </table:table-cell>
          <table:table-cell office:value-type="string" calcext:value-type="string">
            <text:p>This model has a 5+ invulnerable save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ayhorn</text:p>
          </table:table-cell>
          <table:table-cell office:value-type="string" calcext:value-type="string">
            <text:p>Add 1 to Advance and charge rolls made for <text:span text:style-name="T1">TZAANGORS </text:span><text:span text:style-name="T2">within 6” of any friendly models equipped with a Brayhorn.</text:span>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style-name="ce109" office:value-type="string" calcext:value-type="string">
            <text:p>Extended Carapace</text:p>
          </table:table-cell>
          <table:table-cell table:style-name="ce114" office:value-type="string" calcext:value-type="string">
            <text:p>A model with an extended carapace has a Save characteristic of 4+ but loses Swift and Deadly ability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ning Reflexes</text:p>
          </table:table-cell>
          <table:table-cell office:value-type="string" calcext:value-type="string">
            <text:p>This model has a 5+ invulnerable save.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Reanimation Protocols</text:p>
          </table:table-cell>
          <table:table-cell office:value-type="string" calcext:value-type="string">
            <text:p>When an Injury roll is made for this model, on an unmodified roll of 6 the model is not taken out of action and does not suffer a flesh wound. Instead it is restored to 1 wound remaining with no flesh wounds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ft and Deadly</text:p>
          </table:table-cell>
          <table:table-cell office:value-type="string" calcext:value-type="string">
            <text:p>You can re-roll failed charge rolls for this model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oxin Sacs</text:p>
          </table:table-cell>
          <table:table-cell office:value-type="string" calcext:value-type="string">
            <text:p>Any wound rolls of 6+ in the Fight phase for a model with toxin sacs cause 1 additional damage.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ecialism" table:style-name="ta1">
        <table:table-column table:style-name="co25" table:default-cell-style-name="Default"/>
        <table:table-column table:style-name="co12" table:default-cell-style-name="Default"/>
        <table:table-row table:style-name="ro1">
          <table:table-cell table:style-name="ce115" office:value-type="string" calcext:value-type="string">
            <text:p>Specialism</text:p>
          </table:table-cell>
          <table:table-cell table:style-name="ce98"/>
        </table:table-row>
        <table:table-row table:style-name="ro1">
          <table:table-cell office:value-type="string" calcext:value-type="string">
            <text:p>Leader</text:p>
          </table:table-cell>
          <table:table-cell/>
        </table:table-row>
        <table:table-row table:style-name="ro1">
          <table:table-cell office:value-type="string" calcext:value-type="string">
            <text:p>Combat</text:p>
          </table:table-cell>
          <table:table-cell/>
        </table:table-row>
        <table:table-row table:style-name="ro1">
          <table:table-cell office:value-type="string" calcext:value-type="string">
            <text:p>Comms</text:p>
          </table:table-cell>
          <table:table-cell/>
        </table:table-row>
        <table:table-row table:style-name="ro1">
          <table:table-cell office:value-type="string" calcext:value-type="string">
            <text:p>Demolitions</text:p>
          </table:table-cell>
          <table:table-cell/>
        </table:table-row>
        <table:table-row table:style-name="ro1">
          <table:table-cell office:value-type="string" calcext:value-type="string">
            <text:p>Heavy</text:p>
          </table:table-cell>
          <table:table-cell/>
        </table:table-row>
        <table:table-row table:style-name="ro1">
          <table:table-cell office:value-type="string" calcext:value-type="string">
            <text:p>Medic</text:p>
          </table:table-cell>
          <table:table-cell/>
        </table:table-row>
        <table:table-row table:style-name="ro1">
          <table:table-cell office:value-type="string" calcext:value-type="string">
            <text:p>Scout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/>
        </table:table-row>
        <table:table-row table:style-name="ro1">
          <table:table-cell office:value-type="string" calcext:value-type="string">
            <text:p>Veteran</text:p>
          </table:table-cell>
          <table:table-cell/>
        </table:table-row>
        <table:table-row table:style-name="ro1">
          <table:table-cell office:value-type="string" calcext:value-type="string">
            <text:p>Zealot</text:p>
          </table:table-cell>
          <table:table-cell/>
        </table:table-row>
      </table:table>
      <table:table table:name="Demeanour" table:style-name="ta1">
        <table:table-column table:style-name="co26" table:default-cell-style-name="Default"/>
        <table:table-column table:style-name="co12" table:default-cell-style-name="Default"/>
        <table:table-row table:style-name="ro1">
          <table:table-cell table:style-name="ce115" office:value-type="string" calcext:value-type="string">
            <text:p>Demeanour</text:p>
          </table:table-cell>
          <table:table-cell table:style-name="ce115" office:value-type="string" calcext:value-type="string">
            <text:p>Race</text:p>
          </table:table-cell>
        </table:table-row>
        <table:table-row table:style-name="ro1">
          <table:table-cell office:value-type="string" calcext:value-type="string">
            <text:p>Hive node</text:p>
          </table:table-cell>
          <table:table-cell table:style-name="ce97" office:value-type="string" calcext:value-type="string" table:number-columns-spanned="1" table:number-rows-spanned="10">
            <text:p>Tyranids</text:p>
          </table:table-cell>
        </table:table-row>
        <table:table-row table:style-name="ro1">
          <table:table-cell office:value-type="string" calcext:value-type="string">
            <text:p>Sentient ammunition</text:p>
          </table:table-cell>
          <table:covered-table-cell/>
        </table:table-row>
        <table:table-row table:style-name="ro1">
          <table:table-cell office:value-type="string" calcext:value-type="string">
            <text:p>Entangling Tendrils</text:p>
          </table:table-cell>
          <table:covered-table-cell/>
        </table:table-row>
        <table:table-row table:style-name="ro1">
          <table:table-cell office:value-type="string" calcext:value-type="string">
            <text:p>Synaptophage</text:p>
          </table:table-cell>
          <table:covered-table-cell/>
        </table:table-row>
        <table:table-row table:style-name="ro1">
          <table:table-cell office:value-type="string" calcext:value-type="string">
            <text:p>Guardian Beast</text:p>
          </table:table-cell>
          <table:covered-table-cell/>
        </table:table-row>
        <table:table-row table:style-name="ro1">
          <table:table-cell office:value-type="string" calcext:value-type="string">
            <text:p>Survival Instincts</text:p>
          </table:table-cell>
          <table:covered-table-cell/>
        </table:table-row>
        <table:table-row table:style-name="ro1">
          <table:table-cell office:value-type="string" calcext:value-type="string">
            <text:p>Bloodhunger</text:p>
          </table:table-cell>
          <table:covered-table-cell/>
        </table:table-row>
        <table:table-row table:style-name="ro1">
          <table:table-cell office:value-type="string" calcext:value-type="string">
            <text:p>Unsettling Presence</text:p>
          </table:table-cell>
          <table:covered-table-cell/>
        </table:table-row>
        <table:table-row table:style-name="ro1">
          <table:table-cell office:value-type="string" calcext:value-type="string">
            <text:p>Lurker</text:p>
          </table:table-cell>
          <table:covered-table-cell/>
        </table:table-row>
        <table:table-row table:style-name="ro1">
          <table:table-cell office:value-type="string" calcext:value-type="string">
            <text:p>Mimic</text:p>
          </table:table-cell>
          <table:covered-table-cell/>
        </table:table-row>
        <table:table-row table:style-name="ro1">
          <table:table-cell office:value-type="string" calcext:value-type="string">
            <text:p>Enigmatic</text:p>
          </table:table-cell>
          <table:table-cell table:style-name="ce116" office:value-type="string" calcext:value-type="string" table:number-columns-spanned="1" table:number-rows-spanned="10">
            <text:p>Thousand Sons</text:p>
          </table:table-cell>
        </table:table-row>
        <table:table-row table:style-name="ro1">
          <table:table-cell office:value-type="string" calcext:value-type="string">
            <text:p>Exacting</text:p>
          </table:table-cell>
          <table:covered-table-cell/>
        </table:table-row>
        <table:table-row table:style-name="ro1">
          <table:table-cell office:value-type="string" calcext:value-type="string">
            <text:p>Ninefold Warrior</text:p>
          </table:table-cell>
          <table:covered-table-cell/>
        </table:table-row>
        <table:table-row table:style-name="ro1">
          <table:table-cell office:value-type="string" calcext:value-type="string">
            <text:p>War is an Altar</text:p>
          </table:table-cell>
          <table:covered-table-cell/>
        </table:table-row>
        <table:table-row table:style-name="ro1">
          <table:table-cell office:value-type="string" calcext:value-type="string">
            <text:p>The Madness of Tzeentch</text:p>
          </table:table-cell>
          <table:covered-table-cell/>
        </table:table-row>
        <table:table-row table:style-name="ro1">
          <table:table-cell office:value-type="string" calcext:value-type="string">
            <text:p>Unspeaking</text:p>
          </table:table-cell>
          <table:covered-table-cell/>
        </table:table-row>
        <table:table-row table:style-name="ro1">
          <table:table-cell office:value-type="string" calcext:value-type="string">
            <text:p>Plans Within Plans</text:p>
          </table:table-cell>
          <table:covered-table-cell/>
        </table:table-row>
        <table:table-row table:style-name="ro1">
          <table:table-cell office:value-type="string" calcext:value-type="string">
            <text:p>Prophesier</text:p>
          </table:table-cell>
          <table:covered-table-cell/>
        </table:table-row>
        <table:table-row table:style-name="ro1">
          <table:table-cell office:value-type="string" calcext:value-type="string">
            <text:p>Pyromaniac</text:p>
          </table:table-cell>
          <table:covered-table-cell/>
        </table:table-row>
        <table:table-row table:style-name="ro1">
          <table:table-cell office:value-type="string" calcext:value-type="string">
            <text:p>Seething with Change</text:p>
          </table:table-cell>
          <table:covered-table-cell/>
        </table:table-row>
        <table:table-row table:style-name="ro1">
          <table:table-cell office:value-type="string" calcext:value-type="string">
            <text:p>Menacing</text:p>
          </table:table-cell>
          <table:table-cell table:style-name="ce97" office:value-type="string" calcext:value-type="string" table:number-columns-spanned="1" table:number-rows-spanned="10">
            <text:p>Necrons</text:p>
          </table:table-cell>
        </table:table-row>
        <table:table-row table:style-name="ro1">
          <table:table-cell office:value-type="string" calcext:value-type="string">
            <text:p>Maniacal</text:p>
          </table:table-cell>
          <table:covered-table-cell/>
        </table:table-row>
        <table:table-row table:style-name="ro1">
          <table:table-cell office:value-type="string" calcext:value-type="string">
            <text:p>Strategic</text:p>
          </table:table-cell>
          <table:covered-table-cell/>
        </table:table-row>
        <table:table-row table:style-name="ro1">
          <table:table-cell office:value-type="string" calcext:value-type="string">
            <text:p>Nihilist</text:p>
          </table:table-cell>
          <table:covered-table-cell/>
        </table:table-row>
        <table:table-row table:style-name="ro1">
          <table:table-cell office:value-type="string" calcext:value-type="string">
            <text:p>Tormentor</text:p>
          </table:table-cell>
          <table:covered-table-cell/>
        </table:table-row>
        <table:table-row table:style-name="ro1">
          <table:table-cell office:value-type="string" calcext:value-type="string">
            <text:p>Glitching</text:p>
          </table:table-cell>
          <table:covered-table-cell/>
        </table:table-row>
        <table:table-row table:style-name="ro1">
          <table:table-cell office:value-type="string" calcext:value-type="string">
            <text:p>Obsessive</text:p>
          </table:table-cell>
          <table:covered-table-cell/>
        </table:table-row>
        <table:table-row table:style-name="ro1">
          <table:table-cell office:value-type="string" calcext:value-type="string">
            <text:p>Delusional</text:p>
          </table:table-cell>
          <table:covered-table-cell/>
        </table:table-row>
        <table:table-row table:style-name="ro1">
          <table:table-cell office:value-type="string" calcext:value-type="string">
            <text:p>Acquisitive</text:p>
          </table:table-cell>
          <table:covered-table-cell/>
        </table:table-row>
        <table:table-row table:style-name="ro1">
          <table:table-cell office:value-type="string" calcext:value-type="string">
            <text:p>Necrochirurgeon</text:p>
          </table:table-cell>
          <table:covered-table-cell/>
        </table:table-row>
      </table:table>
      <table:named-expressions/>
      <table:database-ranges>
        <table:database-range table:name="__Anonymous_DB__1" table:target-range-address="'Data cards'.A1:'Data cards'.K2" table:contains-header="false" table:orientation="column"/>
        <table:database-range table:name="__Anonymous_Sheet_DB__1" table:target-range-address="'Unit descriptions'.A1:'Unit descriptions'.K5">
          <table:sort>
            <table:sort-by table:field-number="0" table:data-type="automatic"/>
          </table:sort>
        </table:database-range>
        <table:database-range table:name="__Anonymous_Sheet_DB__2" table:target-range-address="Weapons.A1:Weapons.H9">
          <table:sort>
            <table:sort-by table:field-number="0" table:data-type="automatic"/>
          </table:sort>
        </table:database-range>
        <table:database-range table:name="__Anonymous_Sheet_DB__3" table:target-range-address="Abilities.A1:Abilities.C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9:28:47.007901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2:14:56.906919730</meta:creation-date>
    <dc:date>2018-11-19T19:35:09.245966115</dc:date>
    <meta:editing-duration>PT56M29S</meta:editing-duration>
    <meta:editing-cycles>11</meta:editing-cycles>
    <meta:generator>LibreOffice/6.1.3.2$Linux_X86_64 LibreOffice_project/86daf60bf00efa86ad547e59e09d6bb77c699acb</meta:generator>
    <meta:document-statistic meta:table-count="6" meta:cell-count="627" meta:object-count="0"/>
  </office:meta>
</office:document-meta>
</file>